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67H10M58.292051S" calcext:value-type="time">
            <text:p>767:10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Generic keys / aligned locks fixes/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16H08M36.87S" calcext:value-type="time">
            <text:p>16: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07:47:57.9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8T09:10:49.214000000</dc:date>
    <dc:creator>Benjamin Laws</dc:creator>
    <meta:editing-duration>P33DT1H57M17S</meta:editing-duration>
    <meta:editing-cycles>881</meta:editing-cycles>
    <meta:generator>LibreOffice/7.2.6.2$Windows_X86_64 LibreOffice_project/b0ec3a565991f7569a5a7f5d24fed7f52653d754</meta:generator>
    <meta:document-statistic meta:table-count="2" meta:cell-count="1133" meta:object-count="0"/>
  </office:meta>
</office:document-meta>
</file>